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8b56" officeooo:paragraph-rsid="00108b5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8b56" officeooo:paragraph-rsid="00148f1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8b56" officeooo:paragraph-rsid="0018ee13" style:font-size-asian="12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22pt" fo:font-weight="normal" officeooo:rsid="00108b56" officeooo:paragraph-rsid="00108b56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8b56" officeooo:paragraph-rsid="001b866d" style:font-size-asian="12pt" style:font-weight-asian="normal" style:font-size-complex="1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="none" draw:textarea-vertical-align="middle" draw:auto-grow-height="false" fo:min-height="4.156cm" fo:min-width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4.129cm" fo:min-width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u Creio Em Deus<text:tab/></text:span><text:tab/><text:span text:style-name="T1">Sarah Farias<text:tab/></text:span>[ 47 ]</text:p>
      <text:p text:style-name="P1">*** Teoria nenhuma supera a experiência, que vivi com Deus</text:p>
      <text:p text:style-name="P1">Não me venha com sua conversinha ateísta, que em nada me ajudou</text:p>
      <text:p text:style-name="P1">Quantas vezes sozinho no meu quarto caído e o meu Deus me levantou</text:p>
      <text:p text:style-name="P1">Não foi droga nenhuma, nem sua filosofia</text:p>
      <text:p text:style-name="P1">Foi o meu Deus</text:p>
      <text:p text:style-name="P1"/>
      <text:p text:style-name="P1"><draw:custom-shape text:anchor-type="paragraph" draw:z-index="0" draw:style-name="gr1" draw:text-style-name="P6" svg:width="0.422cm" svg:height="4.155cm" svg:x="11.044cm" svg:y="-0.0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creio em Deus</text:p>
      <text:p text:style-name="P1">De janeiro à janeiro, de segunda à segunda</text:p>
      <text:p text:style-name="P1"><draw:frame text:anchor-type="paragraph" draw:z-index="2" draw:style-name="gr3" draw:text-style-name="P7" svg:width="1.059cm" svg:height="0.489cm" svg:x="11.756cm" svg:y="0.127cm"><draw:text-box><text:p><text:span text:style-name="T5">2x</text:span></text:p></draw:text-box></draw:frame>Eu creio em Deus</text:p>
      <text:p text:style-name="P1">Você só tá respirando porque Deus tá deixando</text:p>
      <text:p text:style-name="P1">Eu sei o que eu vivi</text:p>
      <text:p text:style-name="P1"/>
      <text:p text:style-name="P1">Chega de ficar ouvindo teoria, que nada vai melhorar a minha vida</text:p>
      <text:p text:style-name="P1">Chega, chega, chega, chega</text:p>
      <text:p text:style-name="P1">Chega de tentar invalidar a minha crença, mais que teoria eu tenho experiência</text:p>
      <text:p text:style-name="P1">Chega, chega, chega, chega</text:p>
      <text:p text:style-name="P1"/>
      <text:p text:style-name="P2"><draw:custom-shape text:anchor-type="paragraph" draw:z-index="1" draw:style-name="gr2" draw:text-style-name="P6" svg:width="0.422cm" svg:height="4.128cm" svg:x="11.044cm" svg:y="-0.17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creio em Deus</text:p>
      <text:p text:style-name="P2">De janeiro à janeiro, de segunda à segunda</text:p>
      <text:p text:style-name="P2"><draw:frame text:anchor-type="paragraph" draw:z-index="3" draw:style-name="gr3" draw:text-style-name="P7" svg:width="1.059cm" svg:height="0.489cm" svg:x="11.783cm" svg:y="0.06cm"><draw:text-box><text:p><text:span text:style-name="T5">3x</text:span></text:p></draw:text-box></draw:frame>Eu creio em Deus</text:p>
      <text:p text:style-name="P2">Você só tá respirando porque Deus tá deixando</text:p>
      <text:p text:style-name="P5">Eu sei o que eu vivi</text:p>
      <text:p text:style-name="P5"><text:span text:style-name="T3">Eu Creio Em Deus<text:tab/></text:span><text:span text:style-name="T4"><text:tab/></text:span><text:span text:style-name="T1">Sarah Farias<text:tab/></text:span><text:span text:style-name="T4">[ 47 ]</text:span></text:p>
      <text:p text:style-name="P3">*** Teoria nenhuma supera a experiência, que vivi com Deus</text:p>
      <text:p text:style-name="P3">Não me venha com sua conversinha ateísta, que em nada me ajudou</text:p>
      <text:p text:style-name="P3">Quantas vezes sozinho no meu quarto caído e o meu Deus me levantou</text:p>
      <text:p text:style-name="P3">Não foi droga nenhuma, nem sua filosofia</text:p>
      <text:p text:style-name="P3">Foi o meu Deus</text:p>
      <text:p text:style-name="P3"/>
      <text:p text:style-name="P3"><draw:custom-shape text:anchor-type="paragraph" draw:z-index="4" draw:style-name="gr1" draw:text-style-name="P6" svg:width="0.422cm" svg:height="4.155cm" svg:x="11.044cm" svg:y="-0.09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creio em Deus</text:p>
      <text:p text:style-name="P3">De janeiro à janeiro, de segunda à segunda</text:p>
      <text:p text:style-name="P3"><draw:frame text:anchor-type="paragraph" draw:z-index="6" draw:style-name="gr3" draw:text-style-name="P7" svg:width="1.059cm" svg:height="0.489cm" svg:x="11.756cm" svg:y="0.127cm"><draw:text-box><text:p><text:span text:style-name="T5">2x</text:span></text:p></draw:text-box></draw:frame>Eu creio em Deus</text:p>
      <text:p text:style-name="P3">Você só tá respirando porque Deus tá deixando</text:p>
      <text:p text:style-name="P3">Eu sei o que eu vivi</text:p>
      <text:p text:style-name="P3"/>
      <text:p text:style-name="P3">Chega de ficar ouvindo teoria, que nada vai melhorar a minha vida</text:p>
      <text:p text:style-name="P3">Chega, chega, chega, chega</text:p>
      <text:p text:style-name="P3">Chega de tentar invalidar a minha crença, mais que teoria eu tenho experiência</text:p>
      <text:p text:style-name="P3">Chega, chega, chega, chega</text:p>
      <text:p text:style-name="P3"/>
      <text:p text:style-name="P3"><draw:custom-shape text:anchor-type="paragraph" draw:z-index="5" draw:style-name="gr2" draw:text-style-name="P6" svg:width="0.422cm" svg:height="4.128cm" svg:x="11.044cm" svg:y="-0.17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creio em Deus</text:p>
      <text:p text:style-name="P3">De janeiro à janeiro, de segunda à segunda</text:p>
      <text:p text:style-name="P3"><draw:frame text:anchor-type="paragraph" draw:z-index="7" draw:style-name="gr3" draw:text-style-name="P7" svg:width="1.059cm" svg:height="0.489cm" svg:x="11.783cm" svg:y="0.06cm"><draw:text-box><text:p><text:span text:style-name="T5">3x</text:span></text:p></draw:text-box></draw:frame>Eu creio em Deus</text:p>
      <text:p text:style-name="P3">Você só tá respirando porque Deus tá deixando</text:p>
      <text:p text:style-name="P3">Eu sei o que eu vi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29T19:53:30.325571219</dc:date>
    <meta:editing-cycles>18</meta:editing-cycles>
    <meta:editing-duration>PT27M37S</meta:editing-duration>
    <meta:generator>LibreOffice/5.2.6.2$Linux_X86_64 LibreOffice_project/20m0$Build-2</meta:generator>
    <meta:document-statistic meta:table-count="0" meta:image-count="0" meta:object-count="0" meta:page-count="1" meta:paragraph-count="40" meta:word-count="296" meta:character-count="1502" meta:non-whitespace-character-count="1244"/>
  </office:meta>
</office:document-meta>
</file>